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<text:tab/>CS241 </text:span>Project 2<text:tab/></text:h>
      <text:h text:style-name="Heading_20_2" text:outline-level="2">Synopsis</text:h>
      <text:p text:style-name="Standard">Implement the Sutherland-Hodgeman Polygon Clipping algorithm.<text:span text:style-name="T5"> <text:s/></text:span></text:p>
      <text:h text:style-name="Heading_20_2" text:outline-level="2">Instructions</text:h>
      <text:p text:style-name="P1">This project builds upon the framework of Project 1:</text:p>
      <text:list xml:id="list877580727" text:style-name="L1">
        <text:list-item>
          <text:p text:style-name="P2">I suggest you create a copy of Project 1 before making modifictions for project 2.</text:p>
        </text:list-item>
        <text:list-item>
          <text:p text:style-name="P4">Replace the framework's <text:span text:style-name="T4">scene.cpp</text:span><text:span text:style-name="T5"> with the one provided for this project. This new file provides a scene appropriate for testing the clipper. </text:span></text:p>
        </text:list-item>
        <text:list-item>
          <text:p text:style-name="P4">Find the code in <text:span text:style-name="T4">render.cpp</text:span> which extracts the polygons from the scene, transforms the vertices and draws them. <text:s/>Modify that code to clip the polygon after the transformation step and before the homogeneous division and drawing steps. <text:span text:style-name="T4">Note:</text:span> <text:span text:style-name="T5">The clipping must take place in homogeneous coordinates –</text:span> <text:span text:style-name="T4">after</text:span> all transformations, and <text:span text:style-name="T4">before</text:span> the homogeneous division.</text:p>
        </text:list-item>
        <text:list-item>
          <text:p text:style-name="P4">Since it is impossible to tell the difference between a line clipped by your code and a line clipped by the edge of your window, make the following adjustment. <text:s/>Instead of the usual clipping boundaries derived from<text:line-break/><text:tab/><draw:frame draw:style-name="fr1" draw:name="Object1" text:anchor-type="as-char" svg:width="3.0252in" svg:height="0.2728in" draw:z-index="0"><draw:object xlink:href="./Object 1" xlink:type="simple" xlink:show="embed" xlink:actuate="onLoad"/><draw:image xlink:href="./ObjectReplacements/Object 1" xlink:type="simple" xlink:show="embed" xlink:actuate="onLoad"/></draw:frame><text:line-break/>use instead<text:line-break/><text:tab/><draw:frame draw:style-name="fr1" draw:name="Object2" text:anchor-type="as-char" svg:width="3.5984in" svg:height="0.2728in" draw:z-index="1"><draw:object xlink:href="./Object 2" xlink:type="simple" xlink:show="embed" xlink:actuate="onLoad"/><draw:image xlink:href="./ObjectReplacements/Object 2" xlink:type="simple" xlink:show="embed" xlink:actuate="onLoad"/></draw:frame>. <text:line-break/>That way, it will be clear when your code clips the polygons. <text:s/>I leave it as an exercise for you to turn those six inequalities into the six plane equations:<text:line-break/><text:tab/><draw:frame draw:style-name="fr1" draw:name="Object3" text:anchor-type="as-char" svg:width="0.8201in" svg:height="0.1953in" draw:z-index="2"><draw:object xlink:href="./Object 3" xlink:type="simple" xlink:show="embed" xlink:actuate="onLoad"/><draw:image xlink:href="./ObjectReplacements/Object 3" xlink:type="simple" xlink:show="embed" xlink:actuate="onLoad"/></draw:frame>, ...</text:p>
        </text:list-item>
      </text:list>
      <text:p text:style-name="Standard">You have complete freedom as to how you design your code. (Be sure to include details in your project report.) <text:s/>Keep in mind that the sequence of operations performed on a polygon is now enhanced with an extra step:</text:p>
      <text:list xml:id="list689449218" text:style-name="L2">
        <text:list-item>
          <text:p text:style-name="P5">Vertices are extracted from the <text:span text:style-name="T4">Scene</text:span><text:span text:style-name="T5"> data structure.</text:span></text:p>
        </text:list-item>
        <text:list-item>
          <text:p text:style-name="P3">Vertices are transformed by the viewing and perspective transformations.</text:p>
        </text:list-item>
        <text:list-item>
          <text:p text:style-name="P5"><text:span text:style-name="T4">The new step:</text:span><text:span text:style-name="T5"> Transformed vertices are run through the clipper, resulting in a new (longer, shorter or possibly empty) sequence of transformed vertices. </text:span></text:p>
        </text:list-item>
        <text:list-item>
          <text:p text:style-name="P3">The resulting vertices are homogeneously divided and passes to OpenGL for drawing.</text:p>
        </text:list-item>
      </text:list>
      <text:h text:style-name="Heading_20_2" text:outline-level="2">Project Report</text:h>
      <text:p text:style-name="Standard">As always, submit a <text:span text:style-name="T4">succinct</text:span> project report with your project, describing anything I need in order to understand your implementation.<text:span text:style-name="T3"> <text:s/>Place your project report in a text file named </text:span><text:span text:style-name="T2">report.txt</text:span><text:span text:style-name="T3"> (or </text:span><text:span text:style-name="T2">report.doc</text:span><text:span text:style-name="T3"> or </text:span><text:span text:style-name="T2">report.odt</text:span><text:span text:style-name="T3"> if you (unnecessarily) insist on producing a formated document).</text:span></text:p>
      <text:h text:style-name="Heading_20_2" text:outline-level="2">What and how to submit</text:h>
      <text:p text:style-name="Standard"><text:span text:style-name="T3">Create a zip file containing only your report, and your source code </text:span><text:span text:style-name="T2">*.cpp,</text:span><text:span text:style-name="T3"> </text:span><text:span text:style-name="T2">*.h</text:span><text:span text:style-name="T3"> and </text:span><text:span text:style-name="T2">*.vcproj</text:span><text:span text:style-name="T3"> files </text:span><text:span text:style-name="T6">and nothing else. <text:s/></text:span><text:span text:style-name="T3">Submit the </text:span><text:span text:style-name="T2">zip</text:span><text:span text:style-name="T3"> file via the Moodle class web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3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2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154in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402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list-style-name="List_20_1" style:class="list" style:master-page-name="">
      <style:paragraph-properties fo:margin-left="0.3in" fo:margin-right="0in" fo:margin-top="0in" fo:margin-bottom="0in" fo:text-indent="0in" style:auto-text-indent="false" style:page-number="auto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008in solid #000000" fo:border-bottom="0.0008in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799in" fo:margin-bottom="0.5799in" fo:margin-left="0.5799in" fo:margin-right="0.5799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xli</meta:initial-creator>
    <meta:creation-date>2004-05-24T12:06:00</meta:creation-date>
    <dc:date>2011-10-03T12:23:34</dc:date>
    <meta:print-date>2005-11-08T12:23:49</meta:print-date>
    <meta:editing-cycles>97</meta:editing-cycles>
    <meta:editing-duration>P2DT11H14M37S</meta:editing-duration>
    <dc:creator>Gary Herron</dc:creator>
    <meta:document-statistic meta:table-count="0" meta:image-count="0" meta:object-count="3" meta:page-count="1" meta:paragraph-count="19" meta:word-count="363" meta:character-count="22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normal">−</mi>
        <mn>1</mn>
      </mrow>
      <mrow>
        <mi/>
        <mi mathvariant="normal">≤</mi>
        <mi/>
      </mrow>
      <mstyle mathsize="8pt">
        <mrow>
          <mfrac>
            <mi>x</mi>
            <mi>w</mi>
          </mfrac>
        </mrow>
      </mstyle>
      <mrow>
        <mi/>
        <mi mathvariant="normal">≤</mi>
        <mi/>
      </mrow>
      <mn>1,</mn>
      <mrow>
        <mi/>
        <mi mathvariant="normal">−</mi>
        <mn>1</mn>
      </mrow>
      <mrow>
        <mi/>
        <mi mathvariant="normal">≤</mi>
        <mi/>
      </mrow>
      <mstyle mathsize="8pt">
        <mrow>
          <mfrac>
            <mi>y</mi>
            <mi>w</mi>
          </mfrac>
        </mrow>
      </mstyle>
      <mrow>
        <mi/>
        <mi mathvariant="normal">≤</mi>
        <mi/>
      </mrow>
      <mn>1,</mn>
      <mi/>
      <mn>0</mn>
      <mrow>
        <mi/>
        <mi mathvariant="normal">≤</mi>
        <mi/>
      </mrow>
      <mstyle mathsize="8pt">
        <mrow>
          <mfrac>
            <mi>z</mi>
            <mi>w</mi>
          </mfrac>
        </mrow>
      </mstyle>
      <mrow>
        <mi/>
        <mi mathvariant="normal">≤</mi>
        <mi/>
      </mrow>
      <mn>1</mn>
    </mrow>
    <annotation encoding="StarMath 5.0">-1`&lt;=`{size 8 {x over w}}`&lt;=`1, ~~-1`&lt;=`{size 8 {y over w}}`&lt;=`1, ~~0`&lt;=`{size 8 {z over w}}`&lt;=`1</annotation>
  </semantics>
</math>
</file>

<file path=Object 2/content.xml><?xml version="1.0" encoding="utf-8"?>
<math xmlns="http://www.w3.org/1998/Math/MathML">
  <semantics>
    <mrow>
      <mrow>
        <mi mathvariant="normal">−</mi>
        <mn>0.9</mn>
      </mrow>
      <mrow>
        <mi/>
        <mi mathvariant="normal">≤</mi>
        <mi/>
      </mrow>
      <mstyle mathsize="8pt">
        <mrow>
          <mfrac>
            <mi>x</mi>
            <mi>w</mi>
          </mfrac>
        </mrow>
      </mstyle>
      <mrow>
        <mi/>
        <mi mathvariant="normal">≤</mi>
        <mi/>
      </mrow>
      <mn>0.9,</mn>
      <mrow>
        <mi/>
        <mi mathvariant="normal">−</mi>
        <mn>0.9</mn>
      </mrow>
      <mrow>
        <mi/>
        <mi mathvariant="normal">≤</mi>
        <mi/>
      </mrow>
      <mstyle mathsize="8pt">
        <mrow>
          <mfrac>
            <mi>y</mi>
            <mi>w</mi>
          </mfrac>
        </mrow>
      </mstyle>
      <mrow>
        <mi/>
        <mi mathvariant="normal">≤</mi>
        <mi/>
      </mrow>
      <mn>0.9,</mn>
      <mi/>
      <mn>0</mn>
      <mrow>
        <mi/>
        <mi mathvariant="normal">≤</mi>
        <mi/>
      </mrow>
      <mstyle mathsize="8pt">
        <mrow>
          <mfrac>
            <mi>z</mi>
            <mi>w</mi>
          </mfrac>
        </mrow>
      </mstyle>
      <mrow>
        <mi/>
        <mi mathvariant="normal">≤</mi>
        <mi/>
      </mrow>
      <mn>1</mn>
    </mrow>
    <annotation encoding="StarMath 5.0">-0.9`&lt;=`{size 8 {x over w}}`&lt;=`0.9, ~-0.9`&lt;=`{size 8 {y over w}}`&lt;=`0.9, ~~0`&lt;=`{size 8 {z over w}}`&lt;=`1</annotation>
  </semantics>
</math>
</file>

<file path=Object 3/content.xml><?xml version="1.0" encoding="utf-8"?>
<math xmlns="http://www.w3.org/1998/Math/MathML">
  <semantics>
    <mrow>
      <mn>0.9</mn>
      <mi>w</mi>
      <mrow>
        <mi/>
        <mo stretchy="false">+</mo>
        <mi/>
      </mrow>
      <mi>x</mi>
    </mrow>
    <annotation encoding="StarMath 5.0">0.9 w`+`x</annotation>
  </semantics>
</math>
</file>